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_has_credit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credit_card_numb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3240000000000" calcext:value-type="float">
            <text:p>256324000000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56320000000000" calcext:value-type="float">
            <text:p>135632000000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43230000000000" calcext:value-type="float">
            <text:p>684323000000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87950000000000" calcext:value-type="float">
            <text:p>3187950000000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65470000000000" calcext:value-type="float">
            <text:p>356547000000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532140000000000" calcext:value-type="float">
            <text:p>653214000000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54680000000000" calcext:value-type="float">
            <text:p>135468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" meta:object-count="0"/>
    <meta:generator>LibreOffice/7.3.1.3$Linux_X86_64 LibreOffice_project/30$Build-3</meta:generator>
  </office:meta>
</office:document-meta>
</file>